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1f6f5e" officeooo:paragraph-rsid="001f6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나눔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바탕" fo:font-size="12pt" fo:language="en" fo:country="US" style:letter-kerning="true" style:font-name-asian="나눔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5:06:38.335000000</meta:creation-date>
    <dc:date>2021-04-29T15:07:14.356000000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1.2.2$Windows_X86_64 LibreOffice_project/8a45595d069ef5570103caea1b71cc9d82b2aae4</meta:generator>
  </office:meta>
</office:document-meta>
</file>